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2">
      <style:text-properties style:text-position="0% 1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path elements</text:p>
      <text:p text:style-name="Standard"/>
      <text:p text:style-name="P3">1-bit ALU capable of add, sub, and, or, slt</text:p>
      <text:list xml:id="list1579778806" text:style-name="L2">
        <text:list-item>
          <text:p text:style-name="P1">Input lines</text:p>
          <text:list>
            <text:list-item>
              <text:p text:style-name="P1">a</text:p>
            </text:list-item>
            <text:list-item>
              <text:p text:style-name="P1">b</text:p>
            </text:list-item>
            <text:list-item>
              <text:p text:style-name="P1">c<text:span text:style-name="T1">in</text:span></text:p>
            </text:list-item>
            <text:list-item>
              <text:p text:style-name="P1">less – Asserted when executing the 'slt' instruction.</text:p>
            </text:list-item>
          </text:list>
        </text:list-item>
        <text:list-item>
          <text:p text:style-name="P1">Output lines</text:p>
          <text:list>
            <text:list-item>
              <text:p text:style-name="P1">Result</text:p>
            </text:list-item>
            <text:list-item>
              <text:p text:style-name="P1">Set – Output of the adder. Used by the 'slt' operation. The MSB is the input for 'less'</text:p>
            </text:list-item>
            <text:list-item>
              <text:p text:style-name="P1">Overflow</text:p>
            </text:list-item>
          </text:list>
        </text:list-item>
        <text:list-item>
          <text:p text:style-name="P1">Control lines</text:p>
          <text:list>
            <text:list-item>
              <text:p text:style-name="P1">a<text:span text:style-name="T1">inv</text:span></text:p>
            </text:list-item>
            <text:list-item>
              <text:p text:style-name="P2">b<text:span text:style-name="T1">inv</text:span></text:p>
            </text:list-item>
            <text:list-item>
              <text:p text:style-name="P2">op1</text:p>
            </text:list-item>
            <text:list-item>
              <text:p text:style-name="P2">op2</text:p>
            </text:list-item>
          </text:list>
        </text:list-item>
      </text:list>
      <text:p text:style-name="Standard"/>
      <text:p text:style-name="Standard">Control line semantic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3.5$Linux_x86 LibreOffice_project/350m1$Build-2</meta:generator>
    <dc:date>2012-07-09T23:07:45</dc:date>
    <dc:creator>Kempa </dc:creator>
    <meta:editing-duration>PT5H48M32S</meta:editing-duration>
    <meta:editing-cycles>6</meta:editing-cycles>
    <meta:document-statistic meta:table-count="0" meta:image-count="0" meta:object-count="0" meta:page-count="1" meta:paragraph-count="17" meta:word-count="69" meta:character-count="305" meta:non-whitespace-character-count="267"/>
  </office:meta>
</office:document-meta>
</file>